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90000023200000551AAF5F56D.svm" manifest:media-type=""/>
  <manifest:file-entry manifest:full-path="Pictures/200000DF0000087700000C11E2463ABA.svm" manifest:media-type=""/>
  <manifest:file-entry manifest:full-path="Pictures/2000002000000A12000002323AA3E9CB.svm" manifest:media-type=""/>
  <manifest:file-entry manifest:full-path="Pictures/200000FD00000C7F00000C11C7C5D36B.svm" manifest:media-type=""/>
  <manifest:file-entry manifest:full-path="Pictures/200002FB00002E4500001B4D64568104.svm" manifest:media-type=""/>
  <manifest:file-entry manifest:full-path="Pictures/2000001C00000232000007CC6258D6D8.svm" manifest:media-type=""/>
  <manifest:file-entry manifest:full-path="Pictures/2000002B0000023200000F227DF5D995.svm" manifest:media-type=""/>
  <manifest:file-entry manifest:full-path="Pictures/200000D400000C7F00000A1FFD881A9F.svm" manifest:media-type=""/>
  <manifest:file-entry manifest:full-path="Pictures/2000043B00004A7C0000341363DE33D2.svm" manifest:media-type=""/>
  <manifest:file-entry manifest:full-path="Pictures/200000D9000007BE00000C11931683F9.svm" manifest:media-type=""/>
  <manifest:file-entry manifest:full-path="Pictures/2000002200000B000000023253F80F10.svm" manifest:media-type=""/>
  <manifest:file-entry manifest:full-path="Pictures/2000042A000030BE000021A2BFBDAC42.svm" manifest:media-type=""/>
  <manifest:file-entry manifest:full-path="Pictures/2000042E00007E6D000062C93CD7E02C.svm" manifest:media-type=""/>
  <manifest:file-entry manifest:full-path="Pictures/200004A700004A9F000032AEC72C7A4E.svm" manifest:media-type=""/>
  <manifest:file-entry manifest:full-path="Pictures/2000002B0000023200000F22194AA3BF.svm" manifest:media-type=""/>
  <manifest:file-entry manifest:full-path="Pictures/2000002B000015400000030D4B4DAD74.svm" manifest:media-type=""/>
  <manifest:file-entry manifest:full-path="Pictures/2000002200000B0000000232AA7BA341.svm" manifest:media-type=""/>
  <manifest:file-entry manifest:full-path="Pictures/20000019000006F8000002323A65FE0F.svm" manifest:media-type=""/>
  <manifest:file-entry manifest:full-path="Pictures/2000002B000015400000030D4E6F8DBB.svm" manifest:media-type=""/>
  <manifest:file-entry manifest:full-path="Pictures/200000D40000101D000011DCBD71A796.svm" manifest:media-type=""/>
  <manifest:file-entry manifest:full-path="styles.xml" manifest:media-type="text/xml"/>
  <manifest:file-entry manifest:full-path="ObjectReplacements/Object 7" manifest:media-type=""/>
  <manifest:file-entry manifest:full-path="ObjectReplacements/Object 8" manifest:media-type=""/>
  <manifest:file-entry manifest:full-path="ObjectReplacements/Object 12" manifest:media-type=""/>
  <manifest:file-entry manifest:full-path="ObjectReplacements/Object 3" manifest:media-type=""/>
  <manifest:file-entry manifest:full-path="ObjectReplacements/Object 4" manifest:media-type=""/>
  <manifest:file-entry manifest:full-path="ObjectReplacements/Object 9" manifest:media-type=""/>
  <manifest:file-entry manifest:full-path="ObjectReplacements/Object 5" manifest:media-type=""/>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6" manifest:media-type=""/>
  <manifest:file-entry manifest:full-path="meta.xml" manifest:media-type="text/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content.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 manifest:version="1.2" manifest:media-type="application/vnd.oasis.opendocument.spreadsheet"/>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9/content.xml" manifest:media-type="text/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Normal_20__28_Web_29_">
      <style:paragraph-properties fo:text-align="center" style:justify-single-word="false"/>
      <style:text-properties fo:font-size="13.5pt" fo:font-weight="bold" style:font-size-asian="13.5pt" style:font-weight-asian="bold" style:font-size-complex="13.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padding-left="0.0555in" fo:padding-right="0.0555in" fo:padding-top="0.0138in" fo:padding-bottom="0.0138in" fo:border="0.51pt solid #000000"/>
    </style:style>
    <style:style style:name="P4" style:family="paragraph" style:parent-style-name="Standard">
      <style:paragraph-properties fo:padding-left="0.0555in" fo:padding-right="0.0555in" fo:padding-top="0.0138in" fo:padding-bottom="0.0138in" fo:border="0.51pt solid #000000"/>
      <style:text-properties style:font-weight-complex="bold"/>
    </style:style>
    <style:style style:name="P5" style:family="paragraph" style:parent-style-name="Standard">
      <style:paragraph-properties fo:margin-left="0in" fo:margin-right="0in" fo:text-indent="2.3752in" style:auto-text-indent="false" fo:padding-left="0.0555in" fo:padding-right="0.0555in" fo:padding-top="0.0138in" fo:padding-bottom="0.0138in" fo:border="0.51pt solid #000000"/>
      <style:text-properties style:font-weight-complex="bold"/>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text-properties style:font-name="Liberation Serif" fo:font-size="12pt" fo:font-weight="normal" style:font-size-asian="12pt" style:font-weight-asian="normal" style:font-size-complex="12pt" style:font-weight-complex="normal"/>
    </style:style>
    <style:style style:name="P14" style:family="paragraph" style:parent-style-name="Standard">
      <style:text-properties style:text-outline="false" style:text-line-through-style="none" style:font-name="Liberation Seri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Standard" style:list-style-name="L5">
      <style:text-properties style:text-outline="false" style:text-line-through-style="none" style:font-name="Liberation Seri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6" style:family="paragraph" style:parent-style-name="Standard">
      <style:text-properties style:text-outline="false" style:text-line-through-style="none" style:font-name="Liberation Serif" fo:font-size="12pt" fo:font-style="normal" fo:text-shadow="none" style:text-underline-style="none" fo:font-weight="normal" officeooo:paragraph-rsid="000ed5fb"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7" style:family="paragraph" style:parent-style-name="Standard">
      <style:text-properties style:text-outline="false" style:text-line-through-style="none" style:font-name="Liberation Serif" fo:font-size="12pt" fo:font-style="normal" fo:text-shadow="none" style:text-underline-style="none" fo:font-weight="normal" officeooo:paragraph-rsid="000f539a"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8" style:family="paragraph" style:parent-style-name="Standard">
      <style:text-properties style:text-outline="false" style:text-line-through-style="none" style:font-name="Liberation Serif"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P19" style:family="paragraph" style:parent-style-name="Standard" style:list-style-name="L3"/>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list-style-name="L4">
      <style:text-properties fo:font-size="12pt" fo:font-weight="normal" style:font-size-asian="12pt" style:font-weight-asian="normal" style:font-size-complex="12pt" style:font-weight-complex="normal"/>
    </style:style>
    <style:style style:name="P24" style:family="paragraph" style:parent-style-name="Standard">
      <style:text-properties officeooo:paragraph-rsid="000ed5fb"/>
    </style:style>
    <style:style style:name="P25" style:family="paragraph" style:parent-style-name="Standard">
      <style:paragraph-properties fo:break-before="page"/>
      <style:text-properties fo:font-size="14pt" fo:font-weight="bold" style:font-size-asian="14pt" style:font-weight-asian="bold" style:font-size-complex="14pt" style:font-weight-complex="bold"/>
    </style:style>
    <style:style style:name="P26" style:family="paragraph" style:parent-style-name="Normal_20__28_Web_29_" style:master-page-name="Standard">
      <style:paragraph-properties fo:margin-top="0in" fo:margin-bottom="0.1945in" style:contextual-spacing="false" fo:text-align="center" style:justify-single-word="false" style:page-number="auto"/>
      <style:text-properties fo:font-size="13.5pt" fo:font-weight="bold" style:font-size-asian="13.5pt" style:font-weight-asian="bold" style:font-size-complex="13.5pt" style:font-weight-complex="bold"/>
    </style:style>
    <style:style style:name="P27" style:family="paragraph" style:parent-style-name="Preformatted_20_Text">
      <style:text-properties style:font-name="Liberation Serif" fo:font-size="12pt" officeooo:paragraph-rsid="000ed5fb" style:font-size-asian="12pt" style:font-size-complex="12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outline="false" style:text-line-through-style="none" style:font-name="Liberation Seri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 style:family="text">
      <style:text-properties style:text-outline="false" style:text-line-through-style="none" style:font-name="Liberation Serif"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5" style:family="text">
      <style:text-properties style:font-name="Liberation Serif" fo:font-size="12pt" style:font-size-asian="12pt" style:font-size-complex="12pt"/>
    </style:style>
    <style:style style:name="T6" style:family="text">
      <style:text-properties officeooo:rsid="000ed5fb"/>
    </style:style>
    <style:style style:name="T7" style:family="text">
      <style:text-properties officeooo:rsid="000f539a"/>
    </style:style>
    <style:style style:name="T8" style:family="text">
      <style:text-properties officeooo:rsid="000fe5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NC State University</text:p>
      <text:p text:style-name="P1">Department of Electrical and Computer Engineering</text:p>
      <text:p text:style-name="P1">ECE 463/521: Fall 2013 (Rotenberg)</text:p>
      <text:p text:style-name="P1">Project #1: Cache Design, Memory Hierarchy Design</text:p>
      <text:p text:style-name="P1"/>
      <text:p text:style-name="P1">by</text:p>
      <text:p text:style-name="P1"/>
      <text:p text:style-name="P1">&lt;&lt; Neal G O'Hara &gt;&gt;</text:p>
      <text:p text:style-name="P1"/>
      <text:p text:style-name="P3"/>
      <text:p text:style-name="P3">NCSU Honor Pledge: "I have neither given nor received unauthorized aid on this test or assignment."</text:p>
      <text:p text:style-name="P3"/>
      <text:p text:style-name="P4">Student’s electronic signature: <text:s/>____Neal O'Hara_____</text:p>
      <text:p text:style-name="P5">(sign by typing your name)</text:p>
      <text:p text:style-name="P4"/>
      <text:p text:style-name="P4">Course number: <text:s/>_____ECE 521______</text:p>
      <text:p text:style-name="P4"><text:tab/><text:tab/><text:tab/>(463 or 521 ?)</text:p>
      <text:p text:style-name="P4"/>
      <text:p text:style-name="Standard"/>
      <text:p text:style-name="Standard"/>
      <text:p text:style-name="Standard"/>
      <text:p text:style-name="Standard"/>
      <text:p text:style-name="Standard"/>
      <text:p text:style-name="P6"><text:span text:style-name="T2">Section 9.1. </text:span>L1 Cache exploration: SIZE and ASSOC</text:p>
      <text:p text:style-name="Standard"/>
      <text:p text:style-name="P2">Graph #1</text:p>
      <text:p text:style-name="Standard">L1 cache: SIZE is varied, ASSOC is varied, BLOCKSIZE = 32.</text:p>
      <text:p text:style-name="Standard">L2 cache: None</text:p>
      <text:p text:style-name="Standard">Prefetching: None</text:p>
      <text:p text:style-name="Standard"/>
      <text:p text:style-name="Standard"/>
      <text:p text:style-name="Standard"><draw:frame draw:style-name="fr1" draw:name="graphics1" text:anchor-type="paragraph" svg:width="6.9252in" svg:height="5.4102in" draw:z-index="0"><draw:image xlink:href="Pictures/2000042E00007E6D000062C93CD7E02C.svm" xlink:type="simple" xlink:show="embed" xlink:actuate="onLoad"/></draw:frame><draw:frame draw:style-name="fr2" draw:name="graphics7" text:anchor-type="paragraph" svg:x="4.5571in" svg:y="1.1272in" svg:width="1.6244in" svg:height="1.8in" draw:z-index="8"><draw:image xlink:href="Pictures/200000D40000101D000011DCBD71A796.svm" xlink:type="simple" xlink:show="embed" xlink:actuate="onLoad"/></draw:frame><draw:frame text:anchor-type="paragraph" draw:z-index="1" draw:style-name="gr1" svg:width="0.7189in" svg:height="0.5421in" svg:x="0.3075in" svg:y="2.2681in"><draw:text-box><text:p>Miss</text:p><text:p>Rate</text:p></draw:text-box></draw:frame><text:tab/><text:tab/><text:tab/><text:tab/><text:tab/><text:tab/>log_2(Size)</text:p>
      <text:p text:style-name="P2"/>
      <text:p text:style-name="P2"/>
      <text:p text:style-name="P2"/>
      <text:p text:style-name="P2">Discussion</text:p>
      <text:list xml:id="list9031857053898342504" text:style-name="L1">
        <text:list-item>
          <text:p text:style-name="P11">For each associativity, increasing the cache size decreases the miss rate exponentially.</text:p>
          <text:p text:style-name="P11">For each cache size, increasing the associtivity decreases the miss rate with diminishing returns, ie. 2 ASSOC is much better than Direct Map, but Fully ASSOC is not much better than 8 ASSOC.</text:p>
        </text:list-item>
      </text:list>
      <text:p text:style-name="P10"/>
      <text:p text:style-name="P10"/>
      <text:p text:style-name="P10"/>
      <text:p text:style-name="P10"><text:soft-page-break/></text:p>
      <text:list xml:id="list1812212185" text:continue-numbering="true" text:style-name="L1">
        <text:list-header>
          <text:p text:style-name="P11"/>
          <text:p text:style-name="P11"/>
        </text:list-header>
        <text:list-item>
          <text:p text:style-name="P11">From the graph and data, the compulsory miss rate appears to be around 0.02582, ie. where the graphs bottom out.</text:p>
          <text:p text:style-name="P11"/>
          <text:p text:style-name="P11"/>
        </text:list-item>
        <text:list-item>
          <text:p text:style-name="P11">Conflict miss rate can be approximated by Direct Map Miss Rate – Fully ASSOC Miss Rate. </text:p>
          <text:p text:style-name="P11">This calculates out to:</text:p>
          <text:p text:style-name="P11"><draw:frame draw:style-name="fr3" draw:name="Object1" text:anchor-type="paragraph" svg:x="2.3445in" svg:y="0.0083in" svg:width="2.2366in" svg:height="2.1256in" draw:z-index="2"><draw:object xlink:href="./Object 1" xlink:type="simple" xlink:show="embed" xlink:actuate="onLoad"/><draw:image xlink:href="./ObjectReplacements/Object 1" xlink:type="simple" xlink:show="embed" xlink:actuate="onLoad"/></draw:frame></text:p>
          <text:p text:style-name="P11"/>
          <text:p text:style-name="P11"/>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6"><text:span text:style-name="T1">GRAPH #2</text:span> </text:p>
      <text:p text:style-name="Standard">Same as GRAPH #1, but the y-axis should be AAT instead of L1 miss rate. </text:p>
      <text:p text:style-name="Standard"/>
      <text:p text:style-name="Standard">Formula Used:</text:p>
      <text:p text:style-name="Standard"/>
      <text:p text:style-name="P8">Miss_Penalty (in ns) = 20 ns + 0.1*(BLOCKSIZE / 16 B/ns)</text:p>
      <text:p text:style-name="P8"><text:tab/><text:tab/> <text:s text:c="10"/>= 20 <text:s/>+ 0.1*(32/16) = 20.2 ns</text:p>
      <text:p text:style-name="P8"/>
      <text:p text:style-name="Standard"><text:s/>Average access time (AAT) <text:s/>= HT_L1 + <text:s/>MR_L1* Miss_Penalty</text:p>
      <text:p text:style-name="Standard"/>
      <text:p text:style-name="P8"><draw:frame draw:style-name="fr2" draw:name="graphics2" text:anchor-type="paragraph" svg:x="0.1516in" svg:y="0.0374in" svg:width="6.0409in" svg:height="3.8339in" draw:z-index="3"><draw:image xlink:href="Pictures/200004A700004A9F000032AEC72C7A4E.svm" xlink:type="simple" xlink:show="embed" xlink:actuate="onLoad"/></draw:frame><draw:frame draw:style-name="fr2" draw:name="graphics3" text:anchor-type="paragraph" svg:x="4.6665in" svg:y="0.2756in" svg:width="1.2598in" svg:height="1.0201in" draw:z-index="4"><draw:image xlink:href="Pictures/200000D400000C7F00000A1FFD881A9F.svm" xlink:type="simple" xlink:show="embed" xlink:actuate="onLoad"/></draw:frame><draw:frame draw:style-name="fr2" draw:name="graphics4" text:anchor-type="paragraph" svg:x="0.5091in" svg:y="1.2398in" svg:width="0.2217in" svg:height="1.5252in" draw:z-index="5"><draw:image xlink:href="Pictures/2000002B0000023200000F22194AA3BF.svm" xlink:type="simple" xlink:show="embed" xlink:actuate="onLoad"/></draw:frame><draw:frame draw:style-name="fr2" draw:name="graphics5" text:anchor-type="paragraph" svg:x="2.6902in" svg:y="3.3972in" svg:width="1.1083in" svg:height="0.2217in" draw:z-index="6"><draw:image xlink:href="Pictures/2000002200000B0000000232AA7BA341.svm" xlink:type="simple" xlink:show="embed" xlink:actuate="onLoad"/></draw:frame><draw:frame draw:style-name="fr2" draw:name="graphics6" text:anchor-type="paragraph" svg:x="2.1008in" svg:y="0.1756in" svg:width="2.1417in" svg:height="0.3075in" draw:z-index="7"><draw:image xlink:href="Pictures/2000002B000015400000030D4B4DAD74.svm" xlink:type="simple" xlink:show="embed" xlink:actuate="onLoad"/></draw:frame></text:p>
      <text:p text:style-name="P2">Discussion</text:p>
      <text:list xml:id="list6250768792361378253" text:style-name="L2">
        <text:list-item>
          <text:p text:style-name="P12">By graph and data, one can see that a fully associative, 16 kb cache has the best AAT,</text:p>
          <text:p text:style-name="P13">at 0.737676 ns .</text:p>
        </text:list-item>
      </text:list>
      <text:p text:style-name="Standard"/>
      <text:p text:style-name="Standard"/>
      <text:p text:style-name="Standard"/>
      <text:p text:style-name="P2"/>
      <text:p text:style-name="P7">GRAPH #3</text:p>
      <text:p text:style-name="Standard">Add the following L2 cache to the memory hierarchy: 512KB, 8-way set-associative, same block size as L1 cache.</text:p>
      <text:p text:style-name="Standard">Vary the L1 cache size only between 1KB and 256KB (since L2 cache is 512KB).</text:p>
      <text:p text:style-name="Standard"/>
      <text:p text:style-name="Standard">Formula Used:</text:p>
      <text:p text:style-name="Standard"/>
      <text:p text:style-name="P8">Miss_Penalty (in ns) = 20 ns + 0.1*(BLOCKSIZE / 16 B/ns)</text:p>
      <text:p text:style-name="P8"><text:tab/><text:tab/> <text:s text:c="10"/>= 20 <text:s/>+ 0.1*(32/16) = 20.2 ns</text:p>
      <text:p text:style-name="P8"/>
      <text:p text:style-name="Standard"><text:s/>Average access time (AAT) <text:s/>= HT_L1 + <text:s/>MR_L1* (HT_L2 + MR_L2*Miss_Penalty)</text:p>
      <text:p text:style-name="Standard"/>
      <text:p text:style-name="Standard">HT_L2 for 512KB, 8 ASSOC cac<text:span text:style-name="T5">he = </text:span><text:span text:style-name="T3">0.578177 ns</text:span></text:p>
      <text:p text:style-name="P14"/>
      <text:p text:style-name="P14"><draw:frame draw:style-name="fr2" draw:name="graphics9" text:anchor-type="paragraph" svg:x="2.4543in" svg:y="0.2563in" svg:width="2.1417in" svg:height="0.3075in" draw:z-index="9"><draw:image xlink:href="Pictures/2000002B000015400000030D4E6F8DBB.svm" xlink:type="simple" xlink:show="embed" xlink:actuate="onLoad"/></draw:frame><draw:frame draw:style-name="fr2" draw:name="graphics10" text:anchor-type="paragraph" svg:x="0.4457in" svg:y="2.4417in" svg:width="0.2217in" svg:height="1.5252in" draw:z-index="10"><draw:image xlink:href="Pictures/2000002B0000023200000F227DF5D995.svm" xlink:type="simple" xlink:show="embed" xlink:actuate="onLoad"/></draw:frame><draw:frame draw:style-name="fr2" draw:name="graphics12" text:anchor-type="paragraph" svg:x="2.8563in" svg:y="4.172in" svg:width="1.1083in" svg:height="0.2217in" draw:z-index="12"><draw:image xlink:href="Pictures/2000002200000B000000023253F80F10.svm" xlink:type="simple" xlink:show="embed" xlink:actuate="onLoad"/></draw:frame><draw:frame draw:style-name="fr2" draw:name="graphics11" text:anchor-type="paragraph" svg:x="5.2492in" svg:y="2.4882in" svg:width="1.2598in" svg:height="1.0201in" draw:z-index="11"><draw:image xlink:href="Pictures/200000FD00000C7F00000C11C7C5D36B.svm" xlink:type="simple" xlink:show="embed" xlink:actuate="onLoad"/></draw:frame><draw:frame draw:style-name="fr2" draw:name="graphics8" text:anchor-type="paragraph" svg:x="0.0311in" svg:y="0.0626in" svg:width="6.9252in" svg:height="4.8417in" draw:z-index="13"><draw:image xlink:href="Pictures/2000043B00004A7C0000341363DE33D2.svm" xlink:type="simple" xlink:show="embed" xlink:actuate="onLoad"/></draw:frame></text:p>
      <text:p text:style-name="P14"/>
      <text:p text:style-name="P2">Discussion</text:p>
      <text:list xml:id="list1929489546938509662" text:style-name="L3">
        <text:list-item>
          <text:p text:style-name="P19">The following Caches (table below), with their respective L1 Size, L1 ASSOCC, and AAT, fell within 5% of the best AAT time for the previous section. The arrows indicate the AATs less than the best from the earlier section.</text:p>
        </text:list-item>
        <text:list-item>
          <text:p text:style-name="P19"><text:s/>The best configuration is the 8192 B Direct Map L1 cache, at 0.724131 ns AAT. This is 0.013544 ns faster.</text:p>
        </text:list-item>
      </text:list>
      <text:p text:style-name="Standard"/>
      <text:p text:style-name="P25"><draw:frame draw:style-name="fr3" draw:name="Object7" text:anchor-type="paragraph" svg:x="2.3138in" svg:y="0.0465in" svg:width="2.2972in" svg:height="0.178in" draw:z-index="18"><draw:object xlink:href="./Object 7" xlink:type="simple" xlink:show="embed" xlink:actuate="onLoad"/><draw:image xlink:href="./ObjectReplacements/Object 7" xlink:type="simple" xlink:show="embed" xlink:actuate="onLoad"/></draw:frame></text:p>
      <text:p text:style-name="P20"><draw:frame draw:style-name="fr4" draw:name="Object2" text:anchor-type="paragraph" svg:width="2.2972in" svg:height="0.8862in" draw:z-index="19"><draw:object xlink:href="./Object 2" xlink:type="simple" xlink:show="embed" xlink:actuate="onLoad"/><draw:image xlink:href="./ObjectReplacements/Object 2" xlink:type="simple" xlink:show="embed" xlink:actuate="onLoad"/></draw:frame><draw:frame draw:style-name="fr3" draw:name="Object8" text:anchor-type="paragraph" svg:x="4.6102in" svg:y="0in" svg:width="0.8898in" svg:height="0.8862in" draw:z-index="20"><draw:object xlink:href="./Object 8" xlink:type="simple" xlink:show="embed" xlink:actuate="onLoad"/><draw:image xlink:href="./ObjectReplacements/Object 8" xlink:type="simple" xlink:show="embed" xlink:actuate="onLoad"/></draw:frame></text:p>
      <text:p text:style-name="P20"/>
      <text:p text:style-name="P20"/>
      <text:p text:style-name="P20"><draw:frame draw:style-name="fr3" draw:name="Object3" text:anchor-type="paragraph" svg:x="2.3138in" svg:y="0.2146in" svg:width="2.2972in" svg:height="0.8862in" draw:z-index="14"><draw:object xlink:href="./Object 3" xlink:type="simple" xlink:show="embed" xlink:actuate="onLoad"/><draw:image xlink:href="./ObjectReplacements/Object 3" xlink:type="simple" xlink:show="embed" xlink:actuate="onLoad"/></draw:frame></text:p>
      <text:p text:style-name="P20"/>
      <text:p text:style-name="P20"/>
      <text:p text:style-name="P20"/>
      <text:p text:style-name="P20"><draw:frame draw:style-name="fr3" draw:name="Object4" text:anchor-type="paragraph" svg:x="2.3138in" svg:y="0.2055in" svg:width="2.2972in" svg:height="0.8862in" draw:z-index="15"><draw:object xlink:href="./Object 4" xlink:type="simple" xlink:show="embed" xlink:actuate="onLoad"/><draw:image xlink:href="./ObjectReplacements/Object 4" xlink:type="simple" xlink:show="embed" xlink:actuate="onLoad"/></draw:frame></text:p>
      <text:p text:style-name="P20"><draw:frame draw:style-name="fr3" draw:name="Object9" text:anchor-type="paragraph" svg:x="4.6102in" svg:y="0.1689in" svg:width="0.8898in" svg:height="0.178in" draw:z-index="21"><draw:object xlink:href="./Object 9" xlink:type="simple" xlink:show="embed" xlink:actuate="onLoad"/><draw:image xlink:href="./ObjectReplacements/Object 9" xlink:type="simple" xlink:show="embed" xlink:actuate="onLoad"/></draw:frame></text:p>
      <text:p text:style-name="P20"/>
      <text:p text:style-name="P20"/>
      <text:p text:style-name="P20"><draw:frame draw:style-name="fr3" draw:name="Object5" text:anchor-type="paragraph" svg:x="2.3138in" svg:y="0.1965in" svg:width="2.2972in" svg:height="0.5319in" draw:z-index="16"><draw:object xlink:href="./Object 5" xlink:type="simple" xlink:show="embed" xlink:actuate="onLoad"/><draw:image xlink:href="./ObjectReplacements/Object 5" xlink:type="simple" xlink:show="embed" xlink:actuate="onLoad"/></draw:frame></text:p>
      <text:p text:style-name="P20"/>
      <text:p text:style-name="P20"/>
      <text:p text:style-name="P20"><draw:frame draw:style-name="fr3" draw:name="Object6" text:anchor-type="paragraph" svg:x="2.3138in" svg:y="0.0571in" svg:width="2.2972in" svg:height="1.0634in" draw:z-index="17"><draw:object xlink:href="./Object 6" xlink:type="simple" xlink:show="embed" xlink:actuate="onLoad"/><draw:image xlink:href="./ObjectReplacements/Object 6" xlink:type="simple" xlink:show="embed" xlink:actuate="onLoad"/></draw:frame></text:p>
      <text:p text:style-name="P20"><draw:frame draw:style-name="fr3" draw:name="Object10" text:anchor-type="paragraph" svg:x="4.6102in" svg:y="0.172in" svg:width="0.8898in" svg:height="0.178in" draw:z-index="22"><draw:object xlink:href="./Object 10" xlink:type="simple" xlink:show="embed" xlink:actuate="onLoad"/><draw:image xlink:href="./ObjectReplacements/Object 10" xlink:type="simple" xlink:show="embed" xlink:actuate="onLoad"/></draw:frame></text:p>
      <text:p text:style-name="P20"/>
      <text:p text:style-name="P20"/>
      <text:p text:style-name="P6"><text:span text:style-name="T2">Section 9.2.</text:span> L1 cache exploration: SIZE and BLOCKSIZE</text:p>
      <text:p text:style-name="Standard"/>
      <text:p text:style-name="Standard"><text:span text:style-name="T1">GRAPH #4</text:span> </text:p>
      <text:p text:style-name="Standard">L1 cache: SIZE is varied, BLOCKSIZE is varied, ASSOC = 4. </text:p>
      <text:p text:style-name="Standard">L2 cache: None.</text:p>
      <text:p text:style-name="Standard">Prefetching: None.</text:p>
      <text:p text:style-name="Standard"/>
      <text:p text:style-name="Standard"/>
      <text:p text:style-name="Standard"><draw:frame draw:style-name="fr2" draw:name="graphics13" text:anchor-type="paragraph" svg:x="1.1311in" svg:y="0.1307in" svg:width="4.6634in" svg:height="2.7516in" draw:z-index="23"><draw:image xlink:href="Pictures/200002FB00002E4500001B4D64568104.svm" xlink:type="simple" xlink:show="embed" xlink:actuate="onLoad"/></draw:frame></text:p>
      <text:p text:style-name="Standard"/>
      <text:p text:style-name="Standard"/>
      <text:p text:style-name="Standard"/>
      <text:p text:style-name="Standard"><draw:frame draw:style-name="fr2" draw:name="graphics16" text:anchor-type="paragraph" svg:x="5.7937in" svg:y="0.0327in" svg:width="0.7807in" svg:height="1.2161in" draw:z-index="25"><draw:image xlink:href="Pictures/200000D9000007BE00000C11931683F9.svm" xlink:type="simple" xlink:show="embed" xlink:actuate="onLoad"/></draw:frame></text:p>
      <text:p text:style-name="Standard"/>
      <text:p text:style-name="Standard"><draw:frame draw:style-name="fr2" draw:name="graphics15" text:anchor-type="paragraph" svg:x="0.8618in" svg:y="0.0374in" svg:width="0.2217in" svg:height="0.7862in" draw:z-index="24"><draw:image xlink:href="Pictures/2000001C00000232000007CC6258D6D8.svm" xlink:type="simple" xlink:show="embed" xlink:actuate="onLoad"/></draw:frame></text:p>
      <text:p text:style-name="Standard"/>
      <text:p text:style-name="Standard"/>
      <text:p text:style-name="Standard"/>
      <text:p text:style-name="P20"/>
      <text:p text:style-name="P20"/>
      <text:p text:style-name="P20"/>
      <text:p text:style-name="P20"/>
      <text:p text:style-name="P20"><draw:frame draw:style-name="fr2" draw:name="graphics14" text:anchor-type="paragraph" svg:x="2.9547in" svg:y="0.1417in" svg:width="1.0154in" svg:height="0.2217in" draw:z-index="26"><draw:image xlink:href="Pictures/2000002000000A12000002323AA3E9CB.svm" xlink:type="simple" xlink:show="embed" xlink:actuate="onLoad"/></draw:frame></text:p>
      <text:p text:style-name="P20"/>
      <text:p text:style-name="P21">Discussion</text:p>
      <text:list xml:id="list8475291060785753062" text:style-name="L4">
        <text:list-item>
          <text:p text:style-name="P23">The 32KB cache has the lowest miss rate at the high end of the Block Sizes, while the 1KB cache has the lowest miss rate at the low end of Block Sizes. <text:s/>This indicates the smaller caches prefer smaller blocks, while larger caches prefer larger blocks. In these scales, 1, 2, and 4 KB count as small, and 16 and 32 KB count as large. 8KB is right in the middle, about the same miss rate on either end of the spectrum.</text:p>
          <text:p text:style-name="P23"/>
        </text:list-item>
      </text:list>
      <text:p text:style-name="P22"/>
      <text:p text:style-name="P6"><text:span text:style-name="T2">Section 9.3.</text:span> L1 + L2 co-exploration</text:p>
      <text:p text:style-name="Standard"/>
      <text:p text:style-name="P2">GRAPH #5 </text:p>
      <text:p text:style-name="Standard">L1 cache: SIZE is varied, BLOCKSIZE = 32, ASSOC = 4. </text:p>
      <text:p text:style-name="Standard">L2 cache: SIZE is varied, BLOCKSIZE = 32, ASSOC = 8. </text:p>
      <text:p text:style-name="Standard">Prefetching: None.</text:p>
      <text:p text:style-name="Standard"/>
      <text:p text:style-name="Standard">Formula Used:</text:p>
      <text:p text:style-name="Standard"/>
      <text:p text:style-name="P8">Miss_Penalty (in ns) = 20 ns + 0.1*(BLOCKSIZE / 16 B/ns)</text:p>
      <text:p text:style-name="P8"><text:tab/><text:tab/> <text:s text:c="10"/>= 20 <text:s/>+ 0.1*(32/16) = 20.2 ns</text:p>
      <text:p text:style-name="P8"/>
      <text:p text:style-name="Standard"><text:s/>Average access time (AAT) <text:s/>= HT_L1 + <text:s/>MR_L1* (HT_L2 + MR_L2*Miss_Penalty)</text:p>
      <text:p text:style-name="Standard"><draw:frame draw:style-name="fr3" draw:name="Object11" text:anchor-type="paragraph" svg:x="0.6984in" svg:y="0.1752in" svg:width="1.7783in" svg:height="1.7717in" draw:z-index="27"><draw:object xlink:href="./Object 11" xlink:type="simple" xlink:show="embed" xlink:actuate="onLoad"/><draw:image xlink:href="./ObjectReplacements/Object 11" xlink:type="simple" xlink:show="embed" xlink:actuate="onLoad"/></draw:frame></text:p>
      <text:p text:style-name="P14"><draw:frame draw:style-name="fr3" draw:name="Object12" text:anchor-type="paragraph" svg:x="3.0846in" svg:y="0.1366in" svg:width="1.7783in" svg:height="1.2638in" draw:z-index="28"><draw:object xlink:href="./Object 12" xlink:type="simple" xlink:show="embed" xlink:actuate="onLoad"/><draw:image xlink:href="./ObjectReplacements/Object 12"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graphics20" text:anchor-type="paragraph" svg:x="5.8673in" svg:y="1.3835in" svg:width="0.8535in" svg:height="1.2161in" draw:z-index="32"><draw:image xlink:href="Pictures/200000DF0000087700000C11E2463ABA.svm" xlink:type="simple" xlink:show="embed" xlink:actuate="onLoad"/></draw:frame><draw:frame draw:style-name="fr2" draw:name="graphics19" text:anchor-type="paragraph" svg:x="3.0362in" svg:y="3.5134in" svg:width="0.702in" svg:height="0.2217in" draw:z-index="31"><draw:image xlink:href="Pictures/20000019000006F8000002323A65FE0F.svm" xlink:type="simple" xlink:show="embed" xlink:actuate="onLoad"/></draw:frame><draw:frame draw:style-name="fr2" draw:name="graphics18" text:anchor-type="paragraph" svg:x="0.7953in" svg:y="1.3917in" svg:width="0.2217in" svg:height="0.5362in" draw:z-index="30"><draw:image xlink:href="Pictures/200000190000023200000551AAF5F56D.svm" xlink:type="simple" xlink:show="embed" xlink:actuate="onLoad"/></draw:frame><draw:frame draw:style-name="fr2" draw:name="graphics17" text:anchor-type="paragraph" svg:x="0in" svg:y="0.1138in" svg:width="6.9252in" svg:height="3.9965in" draw:z-index="29"><draw:image xlink:href="Pictures/2000042A000030BE000021A2BFBDAC42.svm" xlink:type="simple" xlink:show="embed" xlink:actuate="onLoad"/></draw:frame></text:p>
      <text:p text:style-name="P14"/>
      <text:p text:style-name="P14"><text:soft-page-break/>Formula:</text:p>
      <text:p text:style-name="P14"/>
      <text:p text:style-name="P14">Area = A1 + A2</text:p>
      <text:p text:style-name="P14"/>
      <text:p text:style-name="P14">A1(2KB L1 with Blocksize = 32, ASSOC = 4) = <text:s/>0.018662359 <text:s/>mm^2</text:p>
      <text:p text:style-name="P14"/>
      <text:p text:style-name="P14">A2(64KB with Blocksize = 32, ASSOC =8) = 0.360317611 mm^2</text:p>
      <text:p text:style-name="P14"/>
      <text:p text:style-name="P14"/>
      <text:p text:style-name="P14"/>
      <text:p text:style-name="P18">Discussion</text:p>
      <text:list xml:id="list9076413036188549409" text:style-name="L5">
        <text:list-header>
          <text:p text:style-name="P15"/>
        </text:list-header>
        <text:list-item>
          <text:p text:style-name="P15">The 64KB L2 cache with L1 cache of 2KB has the lowest AAT of 0.710306 ns.</text:p>
        </text:list-item>
        <text:list-item>
          <text:p text:style-name="P15">Best_AAT_Total_Area = 0.397897997 mm^2</text:p>
          <text:p text:style-name="P15">The only memory with 5% of the above's AAT, with a smaller area, is the <text:s/>64KB L2 cache with L1 cache of 1KB. The smallest five L1 caches of the 32KB L2 configuration all have smaller areas, but are not within 5% of the area. The first three are within 5% of the AAT however.</text:p>
        </text:list-item>
      </text:list>
      <text:p text:style-name="P14"/>
      <text:p text:style-name="P14"/>
      <text:p text:style-name="P6"><text:span text:style-name="T4">Section 9.4</text:span><text:span text:style-name="T3"> Stream Buffer Study</text:span></text:p>
      <text:p text:style-name="P14"/>
      <text:p text:style-name="P16"><text:span text:style-name="T6">L1 cache: SIZE = 1KB - 16KB, ASSOC = 4, BLOCKSIZE = 16 - 64. </text:span></text:p>
      <text:p text:style-name="P16"><text:span text:style-name="T6">L2 cache: SIZE = 64KB, ASSOC = 8, BLOCKSIZE = same as L1’s block size. </text:span></text:p>
      <text:p text:style-name="P16"><text:span text:style-name="T6">L1 prefetcher: number of stream buffers = 1 to 4, stream buffer depth = 1 to 4 blocks. </text:span></text:p>
      <text:p text:style-name="P16"><text:span text:style-name="T6">L2 prefetcher: none. </text:span></text:p>
      <text:p text:style-name="P14"/>
      <text:p text:style-name="P24">Formula Used:</text:p>
      <text:p text:style-name="P24"/>
      <text:p text:style-name="P27">Miss_Penalty (in ns) = 20 ns + 0.1*(BLOCKSIZE / 16 B/ns)</text:p>
      <text:p text:style-name="P27"/>
      <text:p text:style-name="P16"><text:s/>Average access time (AAT) <text:s/>= HT_L1 + <text:s/>MR_L1* (HT_L2 + MR_L2*Miss_Penalty)</text:p>
      <text:p text:style-name="P16"/>
      <text:p text:style-name="P16"/>
      <text:p text:style-name="P17"><text:span text:style-name="T7">1) Using the formula above, the calculated minimum AAT is 0.2303341 ns, for a Blocksize of 64b, L1 cache size of 4KB, and 4 way associativity, with a Stream Buffer 4 deep and 4 wide (all with the inluded L2 cache of 64KB, 8 way associativity).</text:span></text:p>
      <text:p text:style-name="P17"><text:span text:style-name="T7">This configuration </text:span><text:span text:style-name="T8">has a total area of 0.393085372 mm^2, and a total energy of 0.02315942 nJ.</text:span></text:p>
      <text:p text:style-name="P17"><text:span text:style-name="T8"/></text:p>
      <text:p text:style-name="P17"><text:span text:style-name="T8"/></text:p>
      <text:p text:style-name="P17"><text:span text:style-name="T7"/></text:p>
      <text:p text:style-name="P17"><text:span text:style-name="T7">2) </text:span><text:span text:style-name="T8">After calculating the within %5 AATs of the other configurations, 1 setting comes out top in terms of minimum energy, area, and AAT. The 2KB L1 cache with 64b blocksize costs 0.37409918 mm^2 and 0.0226543 nJ, and ranks at 0.2343843195 ns for AAT. This makes it the best overall cache setting of the variety we simulated, because it combines cheaper area and energy consumption with a very similar AAT to the minimum. </text:span></text:p>
      <text:p text:style-name="P17"><text:span text:style-name="T8"/></text:p>
      <text:p text:style-name="P17"><text:span text:style-name="T8"/></text:p>
      <text:p text:style-name="P17"><text:span text:style-name="T8"/></text:p>
      <text:p text:style-name="P17"><text:span text:style-name="T8"/></text:p>
      <text:p text:style-name="P17"><text:span text:style-name="T8"/></text:p>
      <text:p text:style-name="P16"/>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Arial"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ormal_20__28_Web_29_" style:display-name="Normal (Web)" style:family="paragraph" style:parent-style-name="Standard">
      <style:paragraph-properties fo:margin-top="0.1945in" fo:margin-bottom="0.1945in" style: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O'Hara</meta:initial-creator>
    <meta:creation-date>2013-10-18T15:43:59</meta:creation-date>
    <dc:date>2013-10-19T04:48:42</dc:date>
    <dc:creator>neal </dc:creator>
    <meta:editing-duration>PT5H18M18S</meta:editing-duration>
    <meta:editing-cycles>9</meta:editing-cycles>
    <meta:generator>LibreOffice/4.0.2.2$Linux_X86_64 LibreOffice_project/400m0$Build-2</meta:generator>
    <meta:document-statistic meta:table-count="0" meta:image-count="20" meta:object-count="12" meta:page-count="10" meta:paragraph-count="79" meta:word-count="877" meta:character-count="4860" meta:non-whitespace-character-count="3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3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table table:name="Sheet1" table:style-name="ta1">
        <table:table-column table:style-name="co1" table:number-columns-repeated="32" table:default-cell-style-name="Default"/>
        <table:table-column table:style-name="co2" table:default-cell-style-name="Default"/>
        <table:table-row table:style-name="ro1" table:number-rows-repeated="60">
          <table:table-cell table:number-columns-repeated="33"/>
        </table:table-row>
        <table:table-row table:style-name="ro1">
          <table:table-cell table:number-columns-repeated="31"/>
          <table:table-cell office:value-type="string">
            <text:p>Size</text:p>
          </table:table-cell>
          <table:table-cell office:value-type="string">
            <text:p>Conflict Miss Rate</text:p>
          </table:table-cell>
        </table:table-row>
        <table:table-row table:style-name="ro1">
          <table:table-cell table:number-columns-repeated="31"/>
          <table:table-cell office:value-type="float" office:value="1024">
            <text:p>1024</text:p>
          </table:table-cell>
          <table:table-cell table:style-name="ce2" office:value-type="float" office:value="0.0565">
            <text:p>0.0565</text:p>
          </table:table-cell>
        </table:table-row>
        <table:table-row table:style-name="ro1">
          <table:table-cell table:number-columns-repeated="31"/>
          <table:table-cell office:value-type="float" office:value="2048">
            <text:p>2048</text:p>
          </table:table-cell>
          <table:table-cell table:style-name="ce2" office:value-type="float" office:value="0.05914">
            <text:p>0.05914</text:p>
          </table:table-cell>
        </table:table-row>
        <table:table-row table:style-name="ro1">
          <table:table-cell table:number-columns-repeated="31"/>
          <table:table-cell office:value-type="float" office:value="4096">
            <text:p>4096</text:p>
          </table:table-cell>
          <table:table-cell table:style-name="ce2" office:value-type="float" office:value="0.05063">
            <text:p>0.05063</text:p>
          </table:table-cell>
        </table:table-row>
        <table:table-row table:style-name="ro1">
          <table:table-cell table:number-columns-repeated="31"/>
          <table:table-cell office:value-type="float" office:value="8192">
            <text:p>8192</text:p>
          </table:table-cell>
          <table:table-cell table:style-name="ce2" office:value-type="float" office:value="0.02788">
            <text:p>0.02788</text:p>
          </table:table-cell>
        </table:table-row>
        <table:table-row table:style-name="ro1">
          <table:table-cell table:number-columns-repeated="31"/>
          <table:table-cell office:value-type="float" office:value="16384">
            <text:p>16384</text:p>
          </table:table-cell>
          <table:table-cell table:style-name="ce2" office:value-type="float" office:value="0.01975">
            <text:p>0.01975</text:p>
          </table:table-cell>
        </table:table-row>
        <table:table-row table:style-name="ro1">
          <table:table-cell table:number-columns-repeated="31"/>
          <table:table-cell office:value-type="float" office:value="32768">
            <text:p>32768</text:p>
          </table:table-cell>
          <table:table-cell table:style-name="ce2" office:value-type="float" office:value="0.01144">
            <text:p>0.01144</text:p>
          </table:table-cell>
        </table:table-row>
        <table:table-row table:style-name="ro1">
          <table:table-cell table:number-columns-repeated="31"/>
          <table:table-cell office:value-type="float" office:value="65536">
            <text:p>65536</text:p>
          </table:table-cell>
          <table:table-cell table:style-name="ce2" office:value-type="float" office:value="0.00709">
            <text:p>0.00709</text:p>
          </table:table-cell>
        </table:table-row>
        <table:table-row table:style-name="ro1">
          <table:table-cell table:number-columns-repeated="31"/>
          <table:table-cell office:value-type="float" office:value="131072">
            <text:p>131072</text:p>
          </table:table-cell>
          <table:table-cell table:style-name="ce2" office:value-type="float" office:value="0.00651">
            <text:p>0.00651</text:p>
          </table:table-cell>
        </table:table-row>
        <table:table-row table:style-name="ro1">
          <table:table-cell table:number-columns-repeated="31"/>
          <table:table-cell office:value-type="float" office:value="262144">
            <text:p>262144</text:p>
          </table:table-cell>
          <table:table-cell table:style-name="ce2" office:value-type="float" office:value="0.0000199999999999992">
            <text:p>0.00002</text:p>
          </table:table-cell>
        </table:table-row>
        <table:table-row table:style-name="ro1">
          <table:table-cell table:number-columns-repeated="31"/>
          <table:table-cell office:value-type="float" office:value="524288">
            <text:p>524288</text:p>
          </table:table-cell>
          <table:table-cell table:style-name="ce2" office:value-type="float" office:value="0.0000199999999999992">
            <text:p>0.00002</text:p>
          </table:table-cell>
        </table:table-row>
        <table:table-row table:style-name="ro1">
          <table:table-cell table:number-columns-repeated="31"/>
          <table:table-cell office:value-type="float" office:value="1048576">
            <text:p>1048576</text:p>
          </table:table-cell>
          <table:table-cell table:style-name="ce2" office:value-type="float" office:value="0.0000199999999999992">
            <text:p>0.0000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7:23: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number-columns-repeated="36" table:default-cell-style-name="Default"/>
        <table:table-row table:style-name="ro1" table:number-rows-repeated="42">
          <table:table-cell table:number-columns-repeated="36"/>
        </table:table-row>
        <table:table-row table:style-name="ro1">
          <table:table-cell table:number-columns-repeated="35"/>
          <table:table-cell office:value-type="string">
            <text:p>&lt;&lt;&lt;&lt;</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35: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number-columns-repeated="27" table:default-cell-style-name="Default"/>
        <table:table-column table:style-name="co1" table:default-cell-style-name="ce2"/>
        <table:table-row table:style-name="ro1">
          <table:table-cell table:number-columns-repeated="26"/>
          <table:table-cell office:value-type="string">
            <text:p>L1 Size</text:p>
          </table:table-cell>
          <table:table-cell table:style-name="Default" office:value-type="string">
            <text:p>L1 Hit</text:p>
          </table:table-cell>
        </table:table-row>
        <table:table-row table:style-name="ro1">
          <table:table-cell table:number-columns-repeated="26"/>
          <table:table-cell office:value-type="float" office:value="1024">
            <text:p>1024</text:p>
          </table:table-cell>
          <table:table-cell office:value-type="float" office:value="0.14682">
            <text:p>0.14682</text:p>
          </table:table-cell>
        </table:table-row>
        <table:table-row table:style-name="ro1">
          <table:table-cell table:number-columns-repeated="26"/>
          <table:table-cell office:value-type="float" office:value="2048">
            <text:p>2048</text:p>
          </table:table-cell>
          <table:table-cell office:value-type="float" office:value="0.154496">
            <text:p>0.154496</text:p>
          </table:table-cell>
        </table:table-row>
        <table:table-row table:style-name="ro1">
          <table:table-cell table:number-columns-repeated="26"/>
          <table:table-cell office:value-type="float" office:value="4096">
            <text:p>4096</text:p>
          </table:table-cell>
          <table:table-cell office:value-type="float" office:value="0.185685">
            <text:p>0.185685</text:p>
          </table:table-cell>
        </table:table-row>
        <table:table-row table:style-name="ro1">
          <table:table-cell table:number-columns-repeated="26"/>
          <table:table-cell office:value-type="float" office:value="8192">
            <text:p>8192</text:p>
          </table:table-cell>
          <table:table-cell office:value-type="float" office:value="0.211173">
            <text:p>0.211173</text:p>
          </table:table-cell>
        </table:table-row>
        <table:table-row table:style-name="ro1">
          <table:table-cell table:number-columns-repeated="26"/>
          <table:table-cell office:value-type="float" office:value="16384">
            <text:p>16384</text:p>
          </table:table-cell>
          <table:table-cell office:value-type="float" office:value="0.233936">
            <text:p>0.233936</text:p>
          </table:table-cell>
        </table:table-row>
        <table:table-row table:style-name="ro1">
          <table:table-cell table:number-columns-repeated="26"/>
          <table:table-cell office:value-type="float" office:value="32768">
            <text:p>32768</text:p>
          </table:table-cell>
          <table:table-cell office:value-type="float" office:value="0.27125">
            <text:p>0.27125</text:p>
          </table:table-cell>
        </table:table-row>
        <table:table-row table:style-name="ro1">
          <table:table-cell table:number-columns-repeated="26"/>
          <table:table-cell office:value-type="float" office:value="65536">
            <text:p>65536</text:p>
          </table:table-cell>
          <table:table-cell office:value-type="float" office:value="0.319481">
            <text:p>0.319481</text:p>
          </table:table-cell>
        </table:table-row>
        <table:table-row table:style-name="ro1">
          <table:table-cell table:number-columns-repeated="26"/>
          <table:table-cell office:value-type="float" office:value="131072">
            <text:p>131072</text:p>
          </table:table-cell>
          <table:table-cell office:value-type="float" office:value="0.38028">
            <text:p>0.38028</text:p>
          </table:table-cell>
        </table:table-row>
        <table:table-row table:style-name="ro1">
          <table:table-cell table:number-columns-repeated="26"/>
          <table:table-cell office:value-type="float" office:value="262144">
            <text:p>262144</text:p>
          </table:table-cell>
          <table:table-cell office:value-type="float" office:value="0.457685">
            <text:p>0.457685</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20:20: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vertical-align="bottom"/>
      <style:text-properties style:use-window-font-color="true" style:text-line-through-styl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wrap-option="wrap"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2" table:style-name="ta1">
        <table:table-column table:style-name="co1" table:number-columns-repeated="30" table:default-cell-style-name="Default"/>
        <table:table-column table:style-name="co1" table:default-cell-style-name="ce2"/>
        <table:table-row table:style-name="ro1" table:number-rows-repeated="5">
          <table:table-cell table:number-columns-repeated="30"/>
          <table:table-cell table:style-name="Default"/>
        </table:table-row>
        <table:table-row table:style-name="ro1">
          <table:table-cell table:number-columns-repeated="29"/>
          <table:table-cell office:value-type="string">
            <text:p>L2 Size (KB)</text:p>
          </table:table-cell>
          <table:table-cell office:value-type="string">
            <text:p>L2 Hit (ns)</text:p>
          </table:table-cell>
        </table:table-row>
        <table:table-row table:style-name="ro1">
          <table:table-cell table:number-columns-repeated="29"/>
          <table:table-cell office:value-type="float" office:value="32768">
            <text:p>32768</text:p>
          </table:table-cell>
          <table:table-cell office:value-type="float" office:value="0.288511">
            <text:p>0.288511</text:p>
          </table:table-cell>
        </table:table-row>
        <table:table-row table:style-name="ro1">
          <table:table-cell table:number-columns-repeated="29"/>
          <table:table-cell office:value-type="float" office:value="65536">
            <text:p>65536</text:p>
          </table:table-cell>
          <table:table-cell office:value-type="float" office:value="0.341213">
            <text:p>0.341213</text:p>
          </table:table-cell>
        </table:table-row>
        <table:table-row table:style-name="ro1">
          <table:table-cell table:number-columns-repeated="29"/>
          <table:table-cell office:value-type="float" office:value="131072">
            <text:p>131072</text:p>
          </table:table-cell>
          <table:table-cell office:value-type="float" office:value="0.401236">
            <text:p>0.401236</text:p>
          </table:table-cell>
        </table:table-row>
        <table:table-row table:style-name="ro1">
          <table:table-cell table:number-columns-repeated="29"/>
          <table:table-cell office:value-type="float" office:value="262144">
            <text:p>262144</text:p>
          </table:table-cell>
          <table:table-cell office:value-type="float" office:value="0.458925">
            <text:p>0.458925</text:p>
          </table:table-cell>
        </table:table-row>
        <table:table-row table:style-name="ro1">
          <table:table-cell table:number-columns-repeated="29"/>
          <table:table-cell office:value-type="float" office:value="524288">
            <text:p>524288</text:p>
          </table:table-cell>
          <table:table-cell office:value-type="float" office:value="0.578177">
            <text:p>0.578177</text:p>
          </table:table-cell>
        </table:table-row>
        <table:table-row table:style-name="ro1">
          <table:table-cell table:number-columns-repeated="29"/>
          <table:table-cell office:value-type="float" office:value="1048576">
            <text:p>1048576</text:p>
          </table:table-cell>
          <table:table-cell office:value-type="float" office:value="0.705819">
            <text:p>0.705819</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20:2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style:text-properties style:text-position=""/>
      <style:map style:condition="cell-content()&lt;$#REF!.$AD$53" style:apply-style-name="Untitled3" style:base-cell-address="Sheet2.AI1"/>
    </style:style>
    <style:style style:name="ce3" style:family="table-cell" style:parent-style-name="Default" style:data-style-name="N0"/>
    <style:style style:name="ce4" style:family="table-cell" style:parent-style-name="Default" style:data-style-name="N0">
      <style:map style:condition="cell-content()&lt;$#REF!.$AD$53" style:apply-style-name="Untitled3" style:base-cell-address="Sheet2.AI1"/>
    </style:style>
  </office:automatic-styles>
  <office:body>
    <office:spreadsheet>
      <table:table table:name="Sheet2" table:style-name="ta1">
        <table:table-column table:style-name="co1" table:number-columns-repeated="32" table:default-cell-style-name="Default"/>
        <table:table-column table:style-name="co2" table:default-cell-style-name="ce3"/>
        <table:table-column table:style-name="co3" table:default-cell-style-name="ce3"/>
        <table:table-column table:style-name="co4" table:default-cell-style-name="ce4"/>
        <table:table-row table:style-name="ro1">
          <table:table-cell table:number-columns-repeated="32"/>
          <table:table-cell office:value-type="float" office:value="1024">
            <text:p>1024</text:p>
          </table:table-cell>
          <table:table-cell office:value-type="float" office:value="1">
            <text:p>1</text:p>
          </table:table-cell>
          <table:table-cell office:value-type="float" office:value="0.748214020308">
            <text:p>0.7482140203</text:p>
          </table:table-cell>
        </table:table-row>
        <table:table-row table:style-name="ro1">
          <table:table-cell table:number-columns-repeated="32"/>
          <table:table-cell office:value-type="float" office:value="2048">
            <text:p>2048</text:p>
          </table:table-cell>
          <table:table-cell office:value-type="float" office:value="1">
            <text:p>1</text:p>
          </table:table-cell>
          <table:table-cell office:value-type="float" office:value="0.736072432548">
            <text:p>0.7360724325</text:p>
          </table:table-cell>
        </table:table-row>
        <table:table-row table:style-name="ro1">
          <table:table-cell table:number-columns-repeated="32"/>
          <table:table-cell office:value-type="float" office:value="4096">
            <text:p>4096</text:p>
          </table:table-cell>
          <table:table-cell office:value-type="float" office:value="1">
            <text:p>1</text:p>
          </table:table-cell>
          <table:table-cell office:value-type="float" office:value="0.726485384798">
            <text:p>0.7264853848</text:p>
          </table:table-cell>
        </table:table-row>
        <table:table-row table:style-name="ro1">
          <table:table-cell table:number-columns-repeated="32"/>
          <table:table-cell office:value-type="float" office:value="8192">
            <text:p>8192</text:p>
          </table:table-cell>
          <table:table-cell office:value-type="float" office:value="1">
            <text:p>1</text:p>
          </table:table-cell>
          <table:table-cell office:value-type="float" office:value="0.7241316772">
            <text:p>0.7241316772</text:p>
          </table:table-cell>
        </table:table-row>
        <table:table-row table:style-name="ro1">
          <table:table-cell table:number-columns-repeated="32"/>
          <table:table-cell office:value-type="float" office:value="16384">
            <text:p>16384</text:p>
          </table:table-cell>
          <table:table-cell office:value-type="float" office:value="1">
            <text:p>1</text:p>
          </table:table-cell>
          <table:table-cell office:value-type="float" office:value="0.746628909674">
            <text:p>0.7466289097</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3" style:family="table-cell" style:parent-style-name="Default">
      <style:table-cell-properties fo:background-color="#ffff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3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table table:name="Sheet2" table:style-name="ta1">
        <table:table-column table:style-name="co1" table:number-columns-repeated="3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0">
          <table:table-cell table:number-columns-repeated="35"/>
        </table:table-row>
        <table:table-row table:style-name="ro1">
          <table:table-cell table:number-columns-repeated="32"/>
          <table:table-cell table:style-name="ce2" office:value-type="float" office:value="1024">
            <text:p>1024</text:p>
          </table:table-cell>
          <table:table-cell table:style-name="ce2" office:value-type="float" office:value="2">
            <text:p>2</text:p>
          </table:table-cell>
          <table:table-cell table:style-name="ce2" office:value-type="float" office:value="0.752105965996">
            <text:p>0.752105966</text:p>
          </table:table-cell>
        </table:table-row>
        <table:table-row table:style-name="ro1">
          <table:table-cell table:number-columns-repeated="32"/>
          <table:table-cell table:style-name="ce2" office:value-type="float" office:value="2048">
            <text:p>2048</text:p>
          </table:table-cell>
          <table:table-cell table:style-name="ce2" office:value-type="float" office:value="2">
            <text:p>2</text:p>
          </table:table-cell>
          <table:table-cell table:style-name="ce2" office:value-type="float" office:value="0.745200682184">
            <text:p>0.7452006822</text:p>
          </table:table-cell>
        </table:table-row>
        <table:table-row table:style-name="ro1">
          <table:table-cell table:number-columns-repeated="32"/>
          <table:table-cell table:style-name="ce2" office:value-type="float" office:value="4096">
            <text:p>4096</text:p>
          </table:table-cell>
          <table:table-cell table:style-name="ce2" office:value-type="float" office:value="2">
            <text:p>2</text:p>
          </table:table-cell>
          <table:table-cell table:style-name="ce2" office:value-type="float" office:value="0.746219883376">
            <text:p>0.7462198834</text:p>
          </table:table-cell>
        </table:table-row>
        <table:table-row table:style-name="ro1">
          <table:table-cell table:number-columns-repeated="32"/>
          <table:table-cell table:style-name="ce2" office:value-type="float" office:value="8192">
            <text:p>8192</text:p>
          </table:table-cell>
          <table:table-cell table:style-name="ce2" office:value-type="float" office:value="2">
            <text:p>2</text:p>
          </table:table-cell>
          <table:table-cell table:style-name="ce2" office:value-type="float" office:value="0.743129766668">
            <text:p>0.7431297667</text:p>
          </table:table-cell>
        </table:table-row>
        <table:table-row table:style-name="ro1">
          <table:table-cell table:number-columns-repeated="32"/>
          <table:table-cell table:style-name="ce2" office:value-type="float" office:value="16384">
            <text:p>16384</text:p>
          </table:table-cell>
          <table:table-cell table:style-name="ce2" office:value-type="float" office:value="2">
            <text:p>2</text:p>
          </table:table-cell>
          <table:table-cell table:style-name="ce2" office:value-type="float" office:value="0.765046260816">
            <text:p>0.765046260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2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table table:name="Sheet2" table:style-name="ta1">
        <table:table-column table:style-name="co1" table:number-columns-repeated="3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35"/>
        </table:table-row>
        <table:table-row table:style-name="ro1">
          <table:table-cell table:number-columns-repeated="32"/>
          <table:table-cell table:style-name="ce2" office:value-type="float" office:value="1024">
            <text:p>1024</text:p>
          </table:table-cell>
          <table:table-cell table:style-name="ce2" office:value-type="float" office:value="4">
            <text:p>4</text:p>
          </table:table-cell>
          <table:table-cell table:style-name="ce2" office:value-type="float" office:value="0.75088976296">
            <text:p>0.750889763</text:p>
          </table:table-cell>
        </table:table-row>
        <table:table-row table:style-name="ro1">
          <table:table-cell table:number-columns-repeated="32"/>
          <table:table-cell table:style-name="ce2" office:value-type="float" office:value="2048">
            <text:p>2048</text:p>
          </table:table-cell>
          <table:table-cell table:style-name="ce2" office:value-type="float" office:value="4">
            <text:p>4</text:p>
          </table:table-cell>
          <table:table-cell table:style-name="ce2" office:value-type="float" office:value="0.731691452832">
            <text:p>0.7316914528</text:p>
          </table:table-cell>
        </table:table-row>
        <table:table-row table:style-name="ro1">
          <table:table-cell table:number-columns-repeated="32"/>
          <table:table-cell table:style-name="ce2" office:value-type="float" office:value="4096">
            <text:p>4096</text:p>
          </table:table-cell>
          <table:table-cell table:style-name="ce2" office:value-type="float" office:value="4">
            <text:p>4</text:p>
          </table:table-cell>
          <table:table-cell table:style-name="ce2" office:value-type="float" office:value="0.741893514512">
            <text:p>0.7418935145</text:p>
          </table:table-cell>
        </table:table-row>
        <table:table-row table:style-name="ro1">
          <table:table-cell table:number-columns-repeated="32"/>
          <table:table-cell table:style-name="ce2" office:value-type="float" office:value="8192">
            <text:p>8192</text:p>
          </table:table-cell>
          <table:table-cell table:style-name="ce2" office:value-type="float" office:value="4">
            <text:p>4</text:p>
          </table:table-cell>
          <table:table-cell table:style-name="ce2" office:value-type="float" office:value="0.757292555536">
            <text:p>0.7572925555</text:p>
          </table:table-cell>
        </table:table-row>
        <table:table-row table:style-name="ro1">
          <table:table-cell table:number-columns-repeated="32"/>
          <table:table-cell table:style-name="ce2" office:value-type="float" office:value="16384">
            <text:p>16384</text:p>
          </table:table-cell>
          <table:table-cell table:style-name="ce2" office:value-type="float" office:value="4">
            <text:p>4</text:p>
          </table:table-cell>
          <table:table-cell table:style-name="ce2" office:value-type="float" office:value="0.771873878912">
            <text:p>0.7718738789</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2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data-style-name="N0"/>
  </office:automatic-styles>
  <office:body>
    <office:spreadsheet>
      <table:table table:name="Sheet2" table:style-name="ta1">
        <table:table-column table:style-name="co1" table:number-columns-repeated="3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1">
          <table:table-cell table:number-columns-repeated="35"/>
        </table:table-row>
        <table:table-row table:style-name="ro1">
          <table:table-cell table:number-columns-repeated="32"/>
          <table:table-cell table:style-name="ce2" office:value-type="float" office:value="2048">
            <text:p>2048</text:p>
          </table:table-cell>
          <table:table-cell table:style-name="ce2" office:value-type="float" office:value="8">
            <text:p>8</text:p>
          </table:table-cell>
          <table:table-cell table:style-name="ce2" office:value-type="float" office:value="0.754684612358">
            <text:p>0.7546846124</text:p>
          </table:table-cell>
        </table:table-row>
        <table:table-row table:style-name="ro1">
          <table:table-cell table:number-columns-repeated="32"/>
          <table:table-cell table:style-name="ce2" office:value-type="float" office:value="4096">
            <text:p>4096</text:p>
          </table:table-cell>
          <table:table-cell table:style-name="ce2" office:value-type="float" office:value="8">
            <text:p>8</text:p>
          </table:table-cell>
          <table:table-cell table:style-name="ce2" office:value-type="float" office:value="0.74164768196">
            <text:p>0.741647682</text:p>
          </table:table-cell>
        </table:table-row>
        <table:table-row table:style-name="ro1">
          <table:table-cell table:number-columns-repeated="32"/>
          <table:table-cell table:style-name="ce2" office:value-type="float" office:value="8192">
            <text:p>8192</text:p>
          </table:table-cell>
          <table:table-cell table:style-name="ce2" office:value-type="float" office:value="8">
            <text:p>8</text:p>
          </table:table-cell>
          <table:table-cell table:style-name="ce2" office:value-type="float" office:value="0.75733642966">
            <text:p>0.7573364297</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2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data-style-name="N0"/>
    <style:style style:name="ce4" style:family="table-cell" style:parent-style-name="Default">
      <style:table-cell-properties style:text-align-source="fix" style:repeat-content="false"/>
      <style:paragraph-properties fo:text-align="end" fo:margin-left="0in"/>
    </style:style>
  </office:automatic-styles>
  <office:body>
    <office:spreadsheet>
      <table:table table:name="Sheet2" table:style-name="ta1">
        <table:table-column table:style-name="co1" table:number-columns-repeated="3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0">
          <table:table-cell table:number-columns-repeated="35"/>
        </table:table-row>
        <table:table-row table:style-name="ro1">
          <table:table-cell table:number-columns-repeated="32"/>
          <table:table-cell table:style-name="ce3" office:value-type="float" office:value="1024">
            <text:p>1024</text:p>
          </table:table-cell>
          <table:table-cell table:style-name="ce4" office:value-type="string">
            <text:p>FA</text:p>
          </table:table-cell>
          <table:table-cell table:style-name="ce3" office:value-type="float" office:value="0.756234578944">
            <text:p>0.7562345789</text:p>
          </table:table-cell>
        </table:table-row>
        <table:table-row table:style-name="ro1">
          <table:table-cell table:number-columns-repeated="32"/>
          <table:table-cell table:style-name="ce3" office:value-type="float" office:value="2048">
            <text:p>2048</text:p>
          </table:table-cell>
          <table:table-cell table:style-name="ce4" office:value-type="string">
            <text:p>FA</text:p>
          </table:table-cell>
          <table:table-cell table:style-name="ce3" office:value-type="float" office:value="0.74930526404">
            <text:p>0.749305264</text:p>
          </table:table-cell>
        </table:table-row>
        <table:table-row table:style-name="ro1">
          <table:table-cell table:number-columns-repeated="32"/>
          <table:table-cell table:style-name="ce3" office:value-type="float" office:value="4096">
            <text:p>4096</text:p>
          </table:table-cell>
          <table:table-cell table:style-name="ce4" office:value-type="string">
            <text:p>FA</text:p>
          </table:table-cell>
          <table:table-cell table:style-name="ce3" office:value-type="float" office:value="0.73315489464">
            <text:p>0.7331548946</text:p>
          </table:table-cell>
        </table:table-row>
        <table:table-row table:style-name="ro1">
          <table:table-cell table:number-columns-repeated="32"/>
          <table:table-cell table:style-name="ce3" office:value-type="float" office:value="8192">
            <text:p>8192</text:p>
          </table:table-cell>
          <table:table-cell table:style-name="ce4" office:value-type="string">
            <text:p>FA</text:p>
          </table:table-cell>
          <table:table-cell table:style-name="ce3" office:value-type="float" office:value="0.74276292872">
            <text:p>0.7427629287</text:p>
          </table:table-cell>
        </table:table-row>
        <table:table-row table:style-name="ro1">
          <table:table-cell table:number-columns-repeated="32"/>
          <table:table-cell table:style-name="ce3" office:value-type="float" office:value="16384">
            <text:p>16384</text:p>
          </table:table-cell>
          <table:table-cell table:style-name="ce4" office:value-type="string">
            <text:p>FA</text:p>
          </table:table-cell>
          <table:table-cell table:style-name="ce3" office:value-type="float" office:value="0.742401095724">
            <text:p>0.7424010957</text:p>
          </table:table-cell>
        </table:table-row>
        <table:table-row table:style-name="ro1">
          <table:table-cell table:number-columns-repeated="32"/>
          <table:table-cell table:style-name="ce3" office:value-type="float" office:value="32768">
            <text:p>32768</text:p>
          </table:table-cell>
          <table:table-cell table:style-name="ce4" office:value-type="string">
            <text:p>FA</text:p>
          </table:table-cell>
          <table:table-cell table:style-name="ce3" office:value-type="float" office:value="0.761475416192">
            <text:p>0.7614754162</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2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071in"/>
    </style:style>
    <style:style style:name="co3" style:family="table-column">
      <style:table-column-properties fo:break-before="auto" style:column-width="0.5535in"/>
    </style:style>
    <style:style style:name="co4" style:family="table-column">
      <style:table-column-properties fo:break-before="auto" style:column-width="1.045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number-columns-repeated="3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6">
          <table:table-cell table:number-columns-repeated="35"/>
        </table:table-row>
        <table:table-row table:style-name="ro1">
          <table:table-cell table:number-columns-repeated="32"/>
          <table:table-cell office:value-type="string">
            <text:p>L1 Size</text:p>
          </table:table-cell>
          <table:table-cell office:value-type="string">
            <text:p>ASSOC</text:p>
          </table:table-cell>
          <table:table-cell office:value-type="string">
            <text:p><text:s text:c="6"/>AAT</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29: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number-columns-repeated="36" table:default-cell-style-name="Default"/>
        <table:table-row table:style-name="ro1">
          <table:table-cell table:number-columns-repeated="36"/>
        </table:table-row>
        <table:table-row table:style-name="ro1">
          <table:table-cell table:number-columns-repeated="35"/>
          <table:table-cell office:value-type="string">
            <text:p>&lt;&lt;&lt;&lt;</text:p>
          </table:table-cell>
        </table:table-row>
        <table:table-row table:style-name="ro1">
          <table:table-cell table:number-columns-repeated="35"/>
          <table:table-cell office:value-type="string">
            <text:p>&lt;&lt;&lt;&lt;</text:p>
          </table:table-cell>
        </table:table-row>
        <table:table-row table:style-name="ro1">
          <table:table-cell table:number-columns-repeated="35"/>
          <table:table-cell office:value-type="string">
            <text:p>&lt;&lt;&lt;&lt;</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34: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2" table:style-name="ta1">
        <table:table-column table:style-name="co1" table:number-columns-repeated="36" table:default-cell-style-name="Default"/>
        <table:table-row table:style-name="ro1" table:number-rows-repeated="21">
          <table:table-cell table:number-columns-repeated="36"/>
        </table:table-row>
        <table:table-row table:style-name="ro1">
          <table:table-cell table:number-columns-repeated="35"/>
          <table:table-cell office:value-type="string">
            <text:p>&lt;&lt;&lt;&lt;</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4P0" style:volatile="true">
      <number:currency-symbol/>
      <number:text> </number:text>
      <number:number number:decimal-places="0" number:min-integer-digits="1" number:grouping="true"/>
      <number:text> </number:text>
    </number:currency-style>
    <number:currency-style style:name="N124P1" style:volatile="true">
      <number:currency-symbol/>
      <number:text> (</number:text>
      <number:number number:decimal-places="0" number:min-integer-digits="1" number:grouping="true"/>
      <number:text>)</number:text>
    </number:currency-style>
    <number:currency-style style:name="N124P2" style:volatile="true">
      <number:currency-symbol/>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31P0" style:volatile="true">
      <number:currency-symbol/>
      <number:text> </number:text>
      <number:number number:decimal-places="2" number:min-integer-digits="1" number:grouping="true"/>
      <number:text> </number:text>
    </number:currency-style>
    <number:currency-style style:name="N131P1" style:volatile="true">
      <number:currency-symbol/>
      <number:text> (</number:text>
      <number:number number:decimal-places="2" number:min-integer-digits="1" number:grouping="true"/>
      <number:text>)</number:text>
    </number:currency-style>
    <number:currency-style style:name="N131P2" style:volatile="true">
      <number:currency-symbol/>
      <number:text>- </number:text>
    </number:currency-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style:style style:name="Default" style:family="table-cell">
      <style:text-properties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8">10/18/2013</text:date>, <text:time>19:34:59</text:time></text:p>
        </style:region-right>
      </style:header>
      <style:header-left style:display="false"/>
      <style:footer>
        <text:p>Page <text:page-number>1</text:page-number> / <text:page-count>99</text:page-count></text:p>
      </style:footer>
      <style:footer-left style:display="false"/>
    </style:master-page>
  </office:master-styles>
</office:document-styles>
</file>